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5.75in" fo:margin-left="0in" fo:margin-top="0in" fo:margin-bottom="0in" table:align="left"/>
    </style:style>
    <style:style style:name="Table1.A" style:family="table-column">
      <style:table-column-properties style:column-width="1.1493in"/>
    </style:style>
    <style:style style:name="Table1.B" style:family="table-column">
      <style:table-column-properties style:column-width="2.316in"/>
    </style:style>
    <style:style style:name="Table1.C" style:family="table-column">
      <style:table-column-properties style:column-width="2.2847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2" style:family="table">
      <style:table-properties style:width="6.1354in" fo:margin-left="0in" fo:margin-top="0in" fo:margin-bottom="0in" table:align="left"/>
    </style:style>
    <style:style style:name="Table2.A" style:family="table-column">
      <style:table-column-properties style:column-width="0.9056in"/>
    </style:style>
    <style:style style:name="Table2.B" style:family="table-column">
      <style:table-column-properties style:column-width="2.1049in"/>
    </style:style>
    <style:style style:name="Table2.C" style:family="table-column">
      <style:table-column-properties style:column-width="3.125in"/>
    </style:style>
    <style:style style:name="Table2.1" style:family="table-row">
      <style:table-row-properties fo:keep-together="auto"/>
    </style:style>
    <style:style style:name="Table2.A1" style:family="table-cell">
      <style:table-cell-properties style:vertical-align="" fo:padding="0.0694in" fo:border="none"/>
    </style:style>
    <style:style style:name="Table2.2" style:family="table-row">
      <style:table-row-properties style:min-row-height="0.7264in" fo:keep-together="auto"/>
    </style:style>
    <style:style style:name="Table2.3" style:family="table-row">
      <style:table-row-properties style:min-row-height="0.3472in" fo:keep-together="auto"/>
    </style:style>
    <style:style style:name="Table2.4" style:family="table-row">
      <style:table-row-properties style:min-row-height="0.6639in" fo:keep-together="auto"/>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2" style:family="paragraph" style:parent-style-name="Standard">
      <style:paragraph-properties fo:margin-left="0.5in" fo:margin-right="0in" fo:margin-top="0.1665in" fo:margin-bottom="0.1665in" loext:contextual-spacing="false" fo:line-height="100%" fo:text-indent="0in" style:auto-text-indent="false"/>
    </style:style>
    <style:style style:name="P33" style:family="paragraph" style:parent-style-name="Standard" style:list-style-name="WWNum4">
      <style:paragraph-properties fo:margin-left="1in" fo:margin-right="0in" fo:margin-top="0.1665in" fo:margin-bottom="0in" loext:contextual-spacing="false" fo:line-height="100%" fo:text-indent="-0.25in" style:auto-text-indent="false"/>
    </style:style>
    <style:style style:name="P34" style:family="paragraph" style:parent-style-name="Standard" style:list-style-name="WWNum6">
      <style:paragraph-properties fo:margin-left="1in" fo:margin-right="0in" fo:margin-top="0.1665in" fo:margin-bottom="0in" loext:contextual-spacing="false" fo:line-height="100%" fo:text-indent="-0.25in" style:auto-text-indent="false"/>
    </style:style>
    <style:style style:name="P3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36"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37"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39"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40" style:family="paragraph" style:parent-style-name="Standard" style:list-style-name="WWNum4">
      <style:paragraph-properties fo:margin-left="1in" fo:margin-right="0in" fo:text-indent="-0.25in" style:auto-text-indent="false"/>
    </style:style>
    <style:style style:name="P41" style:family="paragraph" style:parent-style-name="Standard" style:list-style-name="WWNum6">
      <style:paragraph-properties fo:margin-left="1in" fo:margin-right="0in" fo:margin-top="0.1665in" fo:margin-bottom="0.1665in" loext:contextual-spacing="false" fo:line-height="100%" fo:text-indent="-0.25in" style:auto-text-indent="false"/>
    </style:style>
    <style:style style:name="P42" style:family="paragraph" style:parent-style-name="Standard">
      <style:paragraph-properties fo:margin-left="1in" fo:margin-right="0in" fo:margin-top="0.1665in" fo:margin-bottom="0.1665in" loext:contextual-spacing="false" fo:line-height="100%" fo:text-indent="0in" style:auto-text-indent="false"/>
    </style:style>
    <style:style style:name="P43" style:family="paragraph" style:parent-style-name="Standard">
      <style:paragraph-properties fo:margin-left="0in" fo:margin-right="0in" fo:margin-top="0.1665in" fo:margin-bottom="0.1665in" loext:contextual-spacing="false" fo:line-height="100%" fo:text-indent="0in" style:auto-text-indent="false"/>
    </style:style>
    <style:style style:name="P44" style:family="paragraph" style:parent-style-name="Standard">
      <style:paragraph-properties fo:margin-left="0in" fo:margin-right="0in" fo:text-indent="0in" style:auto-text-indent="false"/>
    </style:style>
    <style:style style:name="P45" style:family="paragraph" style:parent-style-name="Heading_20_2" style:list-style-name="WWNum5">
      <style:paragraph-properties fo:margin-left="0.5in" fo:margin-right="0in" fo:margin-top="0.25in" fo:margin-bottom="0.0555in" loext:contextual-spacing="false" fo:line-height="100%" fo:keep-together="auto" fo:text-indent="-0.25in" style:auto-text-indent="false" fo:keep-with-next="auto"/>
    </style:style>
    <style:style style:name="P46" style:family="paragraph" style:parent-style-name="Heading_20_6">
      <style:paragraph-properties fo:margin-top="0.139in" fo:margin-bottom="0.028in" loext:contextual-spacing="false" fo:line-height="100%" fo:keep-together="auto" fo:keep-with-next="auto"/>
      <style:text-properties fo:color="#000000" fo:font-size="9pt" fo:font-style="normal" fo:font-weight="bold" style:font-size-asian="9pt" style:font-style-asian="normal" style:font-weight-asian="bold" style:font-size-complex="9pt"/>
    </style:style>
    <style:style style:name="P47" style:family="paragraph" style:parent-style-name="Heading_20_3">
      <style:paragraph-properties fo:margin-top="0.1945in" fo:margin-bottom="0.0555in" loext:contextual-spacing="false" fo:line-height="100%" fo:keep-together="auto" fo:keep-with-next="auto"/>
    </style:style>
    <style:style style:name="P48" style:family="paragraph" style:parent-style-name="Title" style:master-page-name="Standard">
      <style:paragraph-properties style:page-number="1"/>
    </style:style>
    <style:style style:name="T1" style:family="text">
      <style:text-properties style:font-name="Playfair Display" fo:font-weight="bold" style:font-name-asian="Playfair Display1" style:font-weight-asian="bold" style:font-name-complex="Playfair Display1"/>
    </style:style>
    <style:style style:name="T2" style:family="text">
      <style:text-properties fo:font-size="17pt" fo:font-weight="bold" style:font-size-asian="17pt" style:font-weight-asian="bold" style:font-size-complex="17pt"/>
    </style:style>
    <style:style style:name="T3" style:family="text">
      <style:text-properties fo:font-size="17pt" style:text-underline-style="none" fo:font-weight="bold" style:font-size-asian="17pt" style:font-weight-asian="bold" style:font-size-complex="17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color="#188038" style:font-name="Roboto Mono" style:font-name-asian="Roboto Mono1" style:font-name-complex="Roboto Mono1"/>
    </style:style>
    <style:style style:name="T8" style:family="text">
      <style:text-properties fo:color="#000000" fo:font-size="13pt" fo:font-weight="bold" style:font-size-asian="13pt" style:font-weight-asian="bold" style:font-size-complex="13pt"/>
    </style:style>
    <style:style style:name="T9"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j8gfpswjzbrs"/><text:span text:style-name="T1"><text:s text:c="2"/>Se-day-2-git-and-github</text:span></text:p>
      <text:list xml:id="list527566111" text:style-name="WWNum5">
        <text:list-item>
          <text:p text:style-name="P45"><text:bookmark text:name="_lbb6crgz4mva"/><text:span text:style-name="T2">Fundamental Concepts of Version Control and Why GitHub is Popular</text:span></text:p>
        </text:list-item>
      </text:list>
      <text:p text:style-name="P1">Version control is a system that tracks changes to files over time, allowing developers to manage revisions, collaborate efficiently, and restore previous versions if needed. It ensures that all modifications are recorded, making it easier to identify who made changes and why.</text:p>
      <text:p text:style-name="P1">GitHub is a widely used platform for version control because:</text:p>
      <text:list xml:id="list3892120389" text:style-name="WWNum2">
        <text:list-item>
          <text:p text:style-name="P3">It is built on Git, a powerful distributed version control system.</text:p>
        </text:list-item>
        <text:list-item>
          <text:p text:style-name="P12">It provides cloud-based storage for repositories, enabling remote access.</text:p>
        </text:list-item>
        <text:list-item>
          <text:p text:style-name="P12">It allows collaboration through features like branching, pull requests, and issue tracking.</text:p>
        </text:list-item>
        <text:list-item>
          <text:p text:style-name="P23">It integrates with other development tools, improving efficiency in software projects.</text:p>
        </text:list-item>
      </text:list>
      <text:p text:style-name="P1">Version control helps maintain project integrity by preventing accidental overwrites, enabling team collaboration without conflicts, and providing a history of changes for auditing purposes.</text:p>
      <text:p text:style-name="P1"/>
      <text:p text:style-name="P1"/>
      <text:list xml:id="list75719740803808" text:continue-list="list527566111" text:style-name="WWNum5">
        <text:list-item>
          <text:p text:style-name="P45"><text:bookmark text:name="_47lxrf4ol3f2"/><text:span text:style-name="T2">Setting Up a New Repository on GitHub</text:span></text:p>
        </text:list-item>
      </text:list>
      <text:p text:style-name="P32">To set up a new repository on GitHub, follow these steps:</text:p>
      <text:list xml:id="list3048704894" text:style-name="WWNum4">
        <text:list-item>
          <text:p text:style-name="P33"><text:span text:style-name="T4">Sign in to GitHub</text:span> – Go to<text:a xlink:type="simple" xlink:href="https://github.com" text:style-name="ListLabel_20_145" text:visited-style-name="ListLabel_20_145"> </text:a>GitHub and log into your account.<text:line-break/></text:p>
        </text:list-item>
        <text:list-item>
          <text:p text:style-name="P35"><text:span text:style-name="T4">Create a New Repository</text:span>:</text:p>
        </text:list-item>
      </text:list>
      <text:list xml:id="list1197609550" text:style-name="WWNum10">
        <text:list-item>
          <text:list>
            <text:list-item>
              <text:p text:style-name="P36">Click on the “+” icon in the top-right corner and select “New repository.”</text:p>
            </text:list-item>
            <text:list-item>
              <text:p text:style-name="P36">Enter a <text:span text:style-name="T4">repository name</text:span> (should be unique and meaningful).</text:p>
            </text:list-item>
            <text:list-item>
              <text:p text:style-name="P36">Add an optional <text:span text:style-name="T4">description</text:span> to explain the project’s purpose.</text:p>
            </text:list-item>
            <text:list-item>
              <text:p text:style-name="P36">Choose the <text:span text:style-name="T4">visibility</text:span> of the repository (public or private).</text:p>
            </text:list-item>
            <text:list-item>
              <text:p text:style-name="P36">Initialize with a README file (optional).</text:p>
            </text:list-item>
            <text:list-item>
              <text:p text:style-name="P36"><text:soft-page-break/>Add a .gitignore<text:span text:style-name="T7"> </text:span><text:s/>file (optional) to exclude unnecessary files.</text:p>
            </text:list-item>
            <text:list-item>
              <text:p text:style-name="P38">Choose a <text:span text:style-name="T4">license</text:span> if needed.</text:p>
            </text:list-item>
          </text:list>
        </text:list-item>
      </text:list>
      <text:p text:style-name="P42"><text:line-break/></text:p>
      <text:list xml:id="list75720387022491" text:continue-list="list3048704894" text:style-name="WWNum4">
        <text:list-item>
          <text:p text:style-name="P40"><text:span text:style-name="T4">Clone the Repository (Optional)</text:span> – If working locally, copy the repository URL and run:</text:p>
        </text:list-item>
      </text:list>
      <text:p text:style-name="P1">Key decisions:</text:p>
      <text:list xml:id="list96437243" text:style-name="WWNum11">
        <text:list-item>
          <text:p text:style-name="P4"><text:span text:style-name="T4">Public vs. Private:</text:span> Determines who can view and contribute.</text:p>
        </text:list-item>
        <text:list-item>
          <text:p text:style-name="P13"><text:span text:style-name="T4">License:</text:span> Defines how others can use your project.</text:p>
        </text:list-item>
        <text:list-item>
          <text:p text:style-name="P24"><text:span text:style-name="T4">.gitignore file:</text:span> Helps avoid tracking unnecessary files.</text:p>
        </text:list-item>
      </text:list>
      <text:p text:style-name="P32"/>
      <text:p text:style-name="P32"/>
      <text:p text:style-name="P47"><text:bookmark text:name="_rrbx6ni90xlq"/><text:span text:style-name="T8">3. Importance of the README File in a GitHub Repository</text:span></text:p>
      <text:p text:style-name="P1">The <text:span text:style-name="T4">README.md</text:span> file is a crucial document that provides an overview of a project, helping users and contributors understand its purpose, setup, and usage. It serves as the <text:span text:style-name="T4">first impression</text:span> of a repository and improves collaboration by offering clear guidelines.</text:p>
      <text:p text:style-name="P1"><text:span text:style-name="T8">What Should Be Included in a Well-Written README? </text:span></text:p>
      <text:p text:style-name="Standard">A README typically includes;</text:p>
      <text:list xml:id="list611708928" text:style-name="WWNum9">
        <text:list-item>
          <text:p text:style-name="P5"><text:span text:style-name="T4">Project Title &amp; Description</text:span> – A brief overview of the project and its purpose.</text:p>
        </text:list-item>
        <text:list-item>
          <text:p text:style-name="P14"><text:span text:style-name="T4">Installation Instructions</text:span> – Steps to install dependencies and set up the project.</text:p>
        </text:list-item>
        <text:list-item>
          <text:p text:style-name="P14"><text:span text:style-name="T4">Usage Guide</text:span> – Examples of how to use the project.</text:p>
        </text:list-item>
        <text:list-item>
          <text:p text:style-name="P14"><text:span text:style-name="T4">Contributing Guidelines</text:span> – Instructions for contributing (e.g., pull requests, coding style).</text:p>
        </text:list-item>
        <text:list-item>
          <text:p text:style-name="P14"><text:span text:style-name="T4">License Information</text:span> – Details about permissions and restrictions.</text:p>
        </text:list-item>
        <text:list-item>
          <text:p text:style-name="P25"><text:span text:style-name="T4">Contact Information</text:span> – How users can reach the maintainers.</text:p>
        </text:list-item>
      </text:list>
      <text:p text:style-name="P47"><text:bookmark text:name="_5iecu122di1g"/><text:span text:style-name="T8">How It Contributes to Effective Collaboration</text:span></text:p>
      <text:list xml:id="list244286238" text:style-name="WWNum15">
        <text:list-item>
          <text:p text:style-name="P6"><text:soft-page-break/><text:s/>Helps new contributors understand the project quickly.</text:p>
        </text:list-item>
        <text:list-item>
          <text:p text:style-name="P15"><text:s text:c="2"/>Provides clear setup instructions, reducing confusion.</text:p>
        </text:list-item>
        <text:list-item>
          <text:p text:style-name="P15"><text:s text:c="2"/>Encourages open-source contributions by outlining contribution rules.</text:p>
        </text:list-item>
        <text:list-item>
          <text:p text:style-name="P26"><text:s/>Saves time by answering common questions upfront.</text:p>
        </text:list-item>
      </text:list>
      <text:p text:style-name="P1"/>
      <text:p text:style-name="P47"><text:bookmark text:name="_1k6vrm911h2t"/><text:span text:style-name="T8">4. Public vs. Private Repositories on GitHub</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4">Feature</text:span></text:p>
          </table:table-cell>
          <table:table-cell table:style-name="Table1.A1" office:value-type="string">
            <text:p text:style-name="P2"><text:span text:style-name="T4">Public Repository</text:span></text:p>
          </table:table-cell>
          <table:table-cell table:style-name="Table1.A1" office:value-type="string">
            <text:p text:style-name="P2"><text:span text:style-name="T4">Private Repository</text:span></text:p>
          </table:table-cell>
        </table:table-row>
        <table:table-row table:style-name="Table1.1">
          <table:table-cell table:style-name="Table1.A1" office:value-type="string">
            <text:p text:style-name="P1"><text:span text:style-name="T4">Visibility</text:span></text:p>
          </table:table-cell>
          <table:table-cell table:style-name="Table1.A1" office:value-type="string">
            <text:p text:style-name="P1">Anyone can view and fork</text:p>
          </table:table-cell>
          <table:table-cell table:style-name="Table1.A1" office:value-type="string">
            <text:p text:style-name="P1">Only invited users can access</text:p>
          </table:table-cell>
        </table:table-row>
        <table:table-row table:style-name="Table1.1">
          <table:table-cell table:style-name="Table1.A1" office:value-type="string">
            <text:p text:style-name="P1"><text:span text:style-name="T4">Collaboration</text:span></text:p>
          </table:table-cell>
          <table:table-cell table:style-name="Table1.A1" office:value-type="string">
            <text:p text:style-name="P1">Open to contributions</text:p>
          </table:table-cell>
          <table:table-cell table:style-name="Table1.A1" office:value-type="string">
            <text:p text:style-name="P1">Restricted to team members</text:p>
          </table:table-cell>
        </table:table-row>
        <table:table-row table:style-name="Table1.1">
          <table:table-cell table:style-name="Table1.A1" office:value-type="string">
            <text:p text:style-name="P1"><text:span text:style-name="T4">Security</text:span></text:p>
          </table:table-cell>
          <table:table-cell table:style-name="Table1.A1" office:value-type="string">
            <text:p text:style-name="P1">Code is publicly accessible</text:p>
          </table:table-cell>
          <table:table-cell table:style-name="Table1.A1" office:value-type="string">
            <text:p text:style-name="P1">Code remains confidential</text:p>
          </table:table-cell>
        </table:table-row>
        <table:table-row table:style-name="Table1.1">
          <table:table-cell table:style-name="Table1.A1" office:value-type="string">
            <text:p text:style-name="P1"><text:span text:style-name="T4">Use Case</text:span></text:p>
          </table:table-cell>
          <table:table-cell table:style-name="Table1.A1" office:value-type="string">
            <text:p text:style-name="P1">Open-source projects, portfolios</text:p>
          </table:table-cell>
          <table:table-cell table:style-name="Table1.A1" office:value-type="string">
            <text:p text:style-name="P1">Proprietary or sensitive projects</text:p>
          </table:table-cell>
        </table:table-row>
      </table:table>
      <text:p text:style-name="P47"><text:bookmark text:name="_ve0iah4t6spl"/><text:span text:style-name="T8">Advantages &amp; Disadvantages</text:span></text:p>
      <text:list xml:id="list716106444" text:style-name="WWNum1">
        <text:list-item>
          <text:p text:style-name="P7"><text:span text:style-name="T4">Public Repository</text:span></text:p>
        </text:list-item>
      </text:list>
      <text:list xml:id="list3958294307" text:style-name="WWNum7">
        <text:list-item>
          <text:p text:style-name="P16">Encourages open-source contributions.</text:p>
        </text:list-item>
        <text:list-item>
          <text:p text:style-name="P16">Enhances visibility and collaboration.</text:p>
        </text:list-item>
        <text:list-item>
          <text:p text:style-name="P16"><text:span text:style-name="T4">Disadvantage:</text:span> Code is exposed to everyone.<text:line-break/></text:p>
        </text:list-item>
      </text:list>
      <text:list xml:id="list675009030" text:style-name="WWNum16">
        <text:list-item>
          <text:p text:style-name="P17"><text:s/><text:span text:style-name="T4">Private Repository</text:span></text:p>
        </text:list-item>
      </text:list>
      <text:list xml:id="list2021498896" text:style-name="WWNum3">
        <text:list-item>
          <text:p text:style-name="P18">Ensures confidentiality and controlled access.</text:p>
        </text:list-item>
        <text:list-item>
          <text:p text:style-name="P18">Ideal for business and proprietary software.</text:p>
        </text:list-item>
        <text:list-item>
          <text:p text:style-name="P27"><text:span text:style-name="T4">Disadvantage:</text:span> Limits external collaboration.</text:p>
        </text:list-item>
      </text:list>
      <text:p text:style-name="P1"/>
      <text:p text:style-name="P46"><text:bookmark text:name="_c8194wb6739"/><text:soft-page-break/></text:p>
      <text:p text:style-name="P47"><text:bookmark text:name="_e83kzxf7gf5g"/><text:span text:style-name="T8">5. Making Your First Commit on GitHub</text:span></text:p>
      <text:p text:style-name="P1">A <text:span text:style-name="T4">commit</text:span> is a saved snapshot of changes in a project. It helps track modifications, maintain a history of changes, and revert to previous versions when needed.</text:p>
      <text:p text:style-name="P47"><text:bookmark text:name="_lxy750ifm213"/><text:span text:style-name="T8">Steps to Make Your First Commit:</text:span></text:p>
      <text:p text:style-name="P1"><text:span text:style-name="T4">a.Initialize Git - </text:span>git init</text:p>
      <text:p text:style-name="P1"><text:span text:style-name="T4">b.Add Files to Staging</text:span> - git add</text:p>
      <text:p text:style-name="P1"><text:span text:style-name="T4">c.Commit the Changes</text:span> - git commit -m <text:s/>“initial commit”</text:p>
      <text:p text:style-name="P1"><text:span text:style-name="T4">d.Push to GitHub - </text:span>git push origin main<text:line-break/></text:p>
      <text:p text:style-name="P47"><text:bookmark text:name="_ia5tkjiw8dgu"/><text:span text:style-name="T8">Why Commits Matter?</text:span></text:p>
      <text:list xml:id="list1267406589" text:style-name="WWNum8">
        <text:list-item>
          <text:p text:style-name="P8"><text:s/>Keep a history of changes.</text:p>
        </text:list-item>
        <text:list-item>
          <text:p text:style-name="P19">Allow reverting to previous versions.</text:p>
        </text:list-item>
        <text:list-item>
          <text:p text:style-name="P28"><text:s text:c="2"/>Help in collaboration by tracking contributions.</text:p>
        </text:list-item>
      </text:list>
      <text:p text:style-name="P47"><text:bookmark text:name="_rrbkr77vhol6"/><text:span text:style-name="T8">6. How Branching Works in Git &amp; Its Importance</text:span></text:p>
      <text:p text:style-name="P1">Branching in Git allows developers to create separate versions of a project without affecting the main codebase. It enables multiple people to work on different features or fixes simultaneously, making collaboration more efficient.</text:p>
      <text:p text:style-name="P47"><text:bookmark text:name="_59d4h071xu0r"/><text:span text:style-name="T8">Process of Creating, Using &amp; Merging Branches</text:span></text:p>
      <text:p text:style-name="P1"><text:span text:style-name="T4">a.Create a New Branch</text:span> - git branch feature-branch</text:p>
      <text:p text:style-name="P1"><text:span text:style-name="T4">b.Switch to the New Branch -</text:span> git checkout feature-branch</text:p>
      <text:p text:style-name="P1"><text:span text:style-name="T4">c.Make Changes &amp; Commit </text:span></text:p>
      <text:p text:style-name="P1"><text:span text:style-name="T4">-</text:span> git add .</text:p>
      <text:p text:style-name="P1">Git commit <text:s/>-m <text:s/>“Added new feature”</text:p>
      <text:p text:style-name="P1"><text:span text:style-name="T4">d.Merge with the Main Branch<text:line-break/></text:span> Switch back to main and merge:</text:p>
      <text:p text:style-name="P1"><text:soft-page-break/>Git checkout main</text:p>
      <text:p text:style-name="P1">Git merge feature-branch</text:p>
      <text:p text:style-name="P1"><text:span text:style-name="T4">e.Delete the Branch (Optional)</text:span></text:p>
      <text:p text:style-name="P1">Git branch -d feature-branch</text:p>
      <text:p text:style-name="P1"/>
      <text:p text:style-name="P47"><text:bookmark text:name="_3ytpiwhd9zxd"/><text:span text:style-name="T8">Why is Branching Important?</text:span></text:p>
      <text:list xml:id="list2543696617" text:style-name="WWNum14">
        <text:list-item>
          <text:p text:style-name="P9"><text:s/>Allows parallel development.</text:p>
        </text:list-item>
        <text:list-item>
          <text:p text:style-name="P20"><text:s/>Prevents breaking the main codebase.</text:p>
        </text:list-item>
        <text:list-item>
          <text:p text:style-name="P29">Enables feature testing before merging.</text:p>
        </text:list-item>
      </text:list>
      <text:p text:style-name="P1"/>
      <text:p text:style-name="P1"/>
      <text:p text:style-name="P47"><text:bookmark text:name="_f86cvcyzglxl"/><text:span text:style-name="T8">7. Role of Pull Requests in GitHub</text:span></text:p>
      <text:p text:style-name="P1">A <text:span text:style-name="T4">pull request (PR)</text:span> allows developers to propose changes before merging them into the main branch. It enables <text:span text:style-name="T4">code review</text:span>, <text:span text:style-name="T4">discussion</text:span>, and <text:span text:style-name="T4">collaboration</text:span>, ensuring quality and preventing errors.</text:p>
      <text:p text:style-name="P1"/>
      <text:p text:style-name="P1"/>
      <text:p text:style-name="P47"><text:bookmark text:name="_p6zwutypuve2"/><text:span text:style-name="T8">Steps to Create &amp; Merge a Pull Request:</text:span></text:p>
      <text:list xml:id="list455514971" text:style-name="WWNum6">
        <text:list-item>
          <text:p text:style-name="P41"><text:span text:style-name="T4">Create a Branch &amp; Make Changes<text:line-break/></text:span>Git checkout -b feature-branch</text:p>
        </text:list-item>
      </text:list>
      <text:p text:style-name="P42">Git add.</text:p>
      <text:p text:style-name="P42">Git commit -m “new feature added”</text:p>
      <text:p text:style-name="P42">Git push origin feature-branch<text:span text:style-name="T7"> </text:span></text:p>
      <text:p text:style-name="P43"/>
      <text:list xml:id="list75720409613925" text:continue-numbering="true" text:style-name="WWNum6">
        <text:list-item>
          <text:p text:style-name="P34"><text:soft-page-break/><text:span text:style-name="T4">Open a PR on GitHub</text:span> → Go to <text:span text:style-name="T4">Pull Requests</text:span> → <text:span text:style-name="T4">New Pull Request</text:span>.<text:line-break/></text:p>
        </text:list-item>
        <text:list-item>
          <text:p text:style-name="P37"><text:span text:style-name="T4">Review &amp; Approve</text:span> → Team members review and comment.<text:line-break/></text:p>
        </text:list-item>
        <text:list-item>
          <text:p text:style-name="P39"><text:span text:style-name="T4">Merge the PR</text:span> → Click <text:span text:style-name="T4">"Merge Pull Request"</text:span> after approval.<text:line-break/></text:p>
        </text:list-item>
      </text:list>
      <text:p text:style-name="P1"><text:span text:style-name="T4">Why Important?</text:span></text:p>
      <text:list xml:id="list2496808590" text:style-name="WWNum13">
        <text:list-item>
          <text:p text:style-name="P10"><text:s/>Ensures code quality.</text:p>
        </text:list-item>
        <text:list-item>
          <text:p text:style-name="P21">Enables collaboration.</text:p>
        </text:list-item>
        <text:list-item>
          <text:p text:style-name="P30"><text:s/>Prevents direct changes to main.</text:p>
        </text:list-item>
      </text:list>
      <text:p text:style-name="P32"/>
      <text:p text:style-name="P1"/>
      <text:p text:style-name="P47"><text:bookmark text:name="_oew1fsl0ithb"/><text:span text:style-name="T8">8. Forking a Repository on GitHub</text:span></text:p>
      <text:p text:style-name="P1"><text:span text:style-name="T4">Forking</text:span> creates a personal copy of someone else's repository, allowing independent modifications without affecting the original project. It’s commonly used for <text:span text:style-name="T4">open-source contributions</text:span> and experimentation.</text:p>
      <text:p text:style-name="P47"><text:bookmark text:name="_xdrjllfefxzz"/><text:span text:style-name="T8">Forking vs. Cloning</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4">Feature</text:span></text:p>
          </table:table-cell>
          <table:table-cell table:style-name="Table2.A1" office:value-type="string">
            <text:p text:style-name="P2"><text:span text:style-name="T4">Forking</text:span></text:p>
          </table:table-cell>
          <table:table-cell table:style-name="Table2.A1" office:value-type="string">
            <text:p text:style-name="P2"><text:span text:style-name="T4">Cloning</text:span></text:p>
          </table:table-cell>
        </table:table-row>
        <table:table-row table:style-name="Table2.2">
          <table:table-cell table:style-name="Table2.A1" office:value-type="string">
            <text:p text:style-name="P1"><text:span text:style-name="T4">Purpose</text:span></text:p>
          </table:table-cell>
          <table:table-cell table:style-name="Table2.A1" office:value-type="string">
            <text:p text:style-name="P1">Creates a separate copy on GitHub</text:p>
          </table:table-cell>
          <table:table-cell table:style-name="Table2.A1" office:value-type="string">
            <text:p text:style-name="P1">Copies a repo to your local machine</text:p>
          </table:table-cell>
        </table:table-row>
        <table:table-row table:style-name="Table2.3">
          <table:table-cell table:style-name="Table2.A1" office:value-type="string">
            <text:p text:style-name="P1"><text:span text:style-name="T4">Connection</text:span></text:p>
          </table:table-cell>
          <table:table-cell table:style-name="Table2.A1" office:value-type="string">
            <text:p text:style-name="P1">Independent from the original repo</text:p>
          </table:table-cell>
          <table:table-cell table:style-name="Table2.A1" office:value-type="string">
            <text:p text:style-name="P1">Still linked to the original repo</text:p>
          </table:table-cell>
        </table:table-row>
        <table:table-row table:style-name="Table2.4">
          <table:table-cell table:style-name="Table2.A1" office:value-type="string">
            <text:p text:style-name="P1"><text:span text:style-name="T4">Use Case</text:span></text:p>
          </table:table-cell>
          <table:table-cell table:style-name="Table2.A1" office:value-type="string">
            <text:p text:style-name="P1">Contributing to open-source projects</text:p>
          </table:table-cell>
          <table:table-cell table:style-name="Table2.A1" office:value-type="string">
            <text:p text:style-name="P1">Local development and testing</text:p>
          </table:table-cell>
        </table:table-row>
      </table:table>
      <text:p text:style-name="P47"><text:bookmark text:name="_6bp9qbovc7r8"/><text:span text:style-name="T8">When is Forking Useful?</text:span></text:p>
      <text:list xml:id="list3963565819" text:style-name="WWNum12">
        <text:list-item>
          <text:p text:style-name="P11"><text:s/><text:span text:style-name="T4">Contributing to Open-Source</text:span> – Modify and propose changes via pull requests.</text:p>
        </text:list-item>
        <text:list-item>
          <text:p text:style-name="P22"><text:s/><text:span text:style-name="T4">Experimentation</text:span> – Safely test new features without affecting the main project.</text:p>
        </text:list-item>
        <text:list-item>
          <text:p text:style-name="P31"><text:s/><text:span text:style-name="T4">Backup &amp; Personalization</text:span> – Customize an existing project for personal use.</text:p>
        </text:list-item>
      </text:list>
      <text:p text:style-name="P1"/>
      <text:p text:style-name="P1"><text:soft-page-break/></text:p>
      <text:p text:style-name="P1"/>
      <text:p text:style-name="P1"/>
      <text:p text:style-name="P43"><text:line-break/></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7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7" meta:paragraph-count="128" meta:word-count="979" meta:character-count="6300" meta:non-whitespace-character-count="5454"/>
    <meta:generator>LibreOfficeDev/6.0.5.2$Linux_X86_64 LibreOffice_project/</meta:generator>
  </office:meta>
</office:document-meta>
</file>